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Bundle.setLinks( Map &lt; String , String &gt; lin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ndle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ndle.get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ndle.afterPropertiesSet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CommandBundle.Command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andBundle.setCommands( final List &lt; Command &gt; comma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Bundle.setAliases( final Map &lt; String , String &gt; alia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Bundle.getLi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ndle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Bundle.get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ndle.setBundleContext( BundleContext bundl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